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3" style:family="paragraph" style:parent-style-name="Standard">
      <style:paragraph-properties fo:margin-top="0in" fo:margin-bottom="0in" loext:contextual-spacing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margin-top="0in" fo:margin-bottom="0in" loext:contextual-spacing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5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Heading_20_3">
      <loext:graphic-properties draw:fill="solid" draw:fill-color="#ffffff"/>
      <style:paragraph-properties fo:margin-top="0in" fo:margin-bottom="0in" loext:contextual-spacing="false" fo:line-height="100%" fo:keep-together="auto" fo:background-color="#ffffff" fo:padding="0in" fo:border="none" fo:keep-with-next="auto"/>
    </style:style>
    <style:style style:name="P8" style:family="paragraph" style:parent-style-name="Heading_20_3">
      <loext:graphic-properties draw:fill="solid" draw:fill-color="#ffffff"/>
      <style:paragraph-properties fo:margin-top="0in" fo:margin-bottom="0in" loext:contextual-spacing="false" fo:line-height="100%" fo:keep-together="auto" fo:background-color="#ffffff" fo:padding="0in" fo:border="none" fo:keep-with-next="auto"/>
      <style:text-properties fo:font-size="9pt" fo:font-weight="bold" style:font-size-asian="9pt" style:font-weight-asian="bold" style:font-size-complex="9pt"/>
    </style:style>
    <style:style style:name="P9" style:family="paragraph" style:parent-style-name="Heading_20_3">
      <loext:graphic-properties draw:fill="solid" draw:fill-color="#ffffff"/>
      <style:paragraph-properties fo:margin-top="0in" fo:margin-bottom="0in" loext:contextual-spacing="false" fo:line-height="100%" fo:keep-together="auto" fo:background-color="#ffffff" fo:padding="0in" fo:border="none" fo:keep-with-next="auto"/>
      <style:text-properties fo:font-weight="bold" style:font-weight-asian="bold"/>
    </style:style>
    <style:style style:name="P10" style:family="paragraph" style:parent-style-name="Heading_20_3">
      <loext:graphic-properties draw:fill="solid" draw:fill-color="#ffffff"/>
      <style:paragraph-properties fo:margin-top="0in" fo:margin-bottom="0in" loext:contextual-spacing="false" fo:line-height="100%" fo:keep-together="auto" fo:background-color="#ffffff" fo:padding="0in" fo:border="none" fo:keep-with-next="auto"/>
      <style:text-properties fo:color="#222222" style:font-name="Verdana" style:text-underline-style="solid" style:text-underline-width="auto" style:text-underline-color="font-color" fo:font-weight="bold" fo:background-color="#fafafa" style:font-name-asian="Verdana1" style:font-weight-asian="bold" style:font-name-complex="Verdana1"/>
    </style:style>
    <style:style style:name="P11" style:family="paragraph" style:parent-style-name="Heading_20_3">
      <loext:graphic-properties draw:fill="solid" draw:fill-color="#ffffff"/>
      <style:paragraph-properties fo:margin-top="0in" fo:margin-bottom="0in" loext:contextual-spacing="false" fo:line-height="100%" fo:keep-together="auto" fo:background-color="#ffffff" fo:padding="0in" fo:border="none" fo:keep-with-next="auto"/>
      <style:text-properties fo:color="#222222" style:font-name="Verdana" fo:font-size="9pt" fo:background-color="#fafafa" style:font-name-asian="Verdana1" style:font-size-asian="9pt" style:font-name-complex="Verdana1" style:font-size-complex="9pt"/>
    </style:style>
    <style:style style:name="P12" style:family="paragraph" style:parent-style-name="Heading_20_3" style:list-style-name="WWNum3">
      <loext:graphic-properties draw:fill="solid" draw:fill-color="#ffffff"/>
      <style:paragraph-properties fo:margin-left="0.5in" fo:margin-right="0in" fo:margin-top="0in" fo:margin-bottom="0in" loext:contextual-spacing="true" fo:line-height="100%" fo:keep-together="auto" fo:text-indent="-0.25in" style:auto-text-indent="false" fo:background-color="#ffffff" fo:padding="0in" fo:border="none" fo:keep-with-next="auto"/>
    </style:style>
    <style:style style:name="P13" style:family="paragraph" style:parent-style-name="Heading_20_3" style:list-style-name="WWNum1">
      <loext:graphic-properties draw:fill="solid" draw:fill-color="#ffffff"/>
      <style:paragraph-properties fo:margin-left="0.5in" fo:margin-right="0in" fo:margin-top="0in" fo:margin-bottom="0in" loext:contextual-spacing="true" fo:line-height="100%" fo:keep-together="auto" fo:text-indent="-0.25in" style:auto-text-indent="false" fo:background-color="#ffffff" fo:padding="0in" fo:border="none" fo:keep-with-next="auto"/>
    </style:style>
    <style:style style:name="P14" style:family="paragraph" style:parent-style-name="Heading_20_3" style:list-style-name="WWNum1">
      <loext:graphic-properties draw:fill="solid" draw:fill-color="#ffffff"/>
      <style:paragraph-properties fo:margin-left="0.5in" fo:margin-right="0in" fo:margin-top="0in" fo:margin-bottom="0in" loext:contextual-spacing="true" fo:line-height="115%" fo:keep-together="auto" fo:text-indent="-0.25in" style:auto-text-indent="false" fo:background-color="#ffffff" fo:padding="0in" fo:border="none" fo:keep-with-next="auto"/>
    </style:style>
    <style:style style:name="P15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fo:color="#ff0000" style:text-underline-style="solid" style:text-underline-width="auto" style:text-underline-color="font-color" fo:font-weight="bold" style:font-weight-asian="bold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text-underline-style="none" style:font-size-asian="10pt" style:font-size-complex="10pt"/>
    </style:style>
    <style:style style:name="T8" style:family="text">
      <style:text-properties fo:font-size="10pt" style:text-underline-style="none" fo:font-weight="bold" style:font-size-asian="10pt" style:font-weight-asian="bold" style:font-size-complex="10pt"/>
    </style:style>
    <style:style style:name="T9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/>
    </style:style>
    <style:style style:name="T10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1" style:family="text">
      <style:text-properties fo:font-size="10pt" fo:font-weight="bold" style:font-size-asian="10pt" style:font-weight-asian="bold" style:font-size-complex="10pt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3" style:family="text">
      <style:text-properties fo:color="#222222" style:font-name="Verdana" style:text-underline-style="solid" style:text-underline-width="auto" style:text-underline-color="font-color" fo:font-weight="bold" fo:background-color="#fafafa" loext:char-shading-value="0" style:font-name-asian="Verdana1" style:font-weight-asian="bold" style:font-name-complex="Verdana1"/>
    </style:style>
    <style:style style:name="T14" style:family="text">
      <style:text-properties fo:color="#222222" style:font-name="Verdana" fo:font-size="9pt" style:text-underline-style="solid" style:text-underline-width="auto" style:text-underline-color="font-color" fo:font-weight="bold" fo:background-color="#fafafa" loext:char-shading-value="0" style:font-name-asian="Verdana1" style:font-size-asian="9pt" style:font-weight-asian="bold" style:font-name-complex="Verdana1" style:font-size-complex="9pt"/>
    </style:style>
    <style:style style:name="T15" style:family="text">
      <style:text-properties fo:color="#222222" style:font-name="Verdana" fo:font-size="9pt" style:text-underline-style="solid" style:text-underline-width="auto" style:text-underline-color="font-color" fo:background-color="#fafafa" loext:char-shading-value="0" style:font-name-asian="Verdana1" style:font-size-asian="9pt" style:font-name-complex="Verdana1" style:font-size-complex="9pt"/>
    </style:style>
    <style:style style:name="T16" style:family="text">
      <style:text-properties fo:color="#222222" style:font-name="Verdana" fo:font-size="9pt" fo:background-color="#fafafa" loext:char-shading-value="0" style:font-name-asian="Verdana1" style:font-size-asian="9pt" style:font-name-complex="Verdana1" style:font-size-complex="9pt"/>
    </style:style>
    <style:style style:name="T17" style:family="text">
      <style:text-properties fo:color="#222222" style:font-name="Verdana" fo:font-size="9pt" style:text-underline-style="none" fo:font-weight="bold" fo:background-color="#fafafa" loext:char-shading-value="0" style:font-name-asian="Verdana1" style:font-size-asian="9pt" style:font-weight-asian="bold" style:font-name-complex="Verdana1" style:font-size-complex="9pt"/>
    </style:style>
    <style:style style:name="T18" style:family="text">
      <style:text-properties fo:color="#222222" style:font-name="Verdana" fo:font-size="9pt" fo:font-style="italic" style:text-underline-style="solid" style:text-underline-width="auto" style:text-underline-color="font-color" fo:font-weight="bold" fo:background-color="#fafafa" loext:char-shading-value="0" style:font-name-asian="Verdana1" style:font-size-asian="9pt" style:font-style-asian="italic" style:font-weight-asian="bold" style:font-name-complex="Verdana1" style:font-size-complex="9pt"/>
    </style:style>
    <style:style style:name="T19" style:family="text">
      <style:text-properties fo:color="#222222" style:font-name="Verdana" fo:font-size="9pt" fo:font-style="italic" style:text-underline-style="none" fo:font-weight="bold" fo:background-color="#fafafa" loext:char-shading-value="0" style:font-name-asian="Verdana1" style:font-size-asian="9pt" style:font-style-asian="italic" style:font-weight-asian="bold" style:font-name-complex="Verdana1" style:font-size-complex="9pt"/>
    </style:style>
    <style:style style:name="T20" style:family="text">
      <style:text-properties fo:color="#222222" style:font-name="Verdana" fo:font-size="9pt" fo:font-style="italic" fo:background-color="#fafafa" loext:char-shading-value="0" style:font-name-asian="Verdana1" style:font-size-asian="9pt" style:font-style-asian="italic" style:font-name-complex="Verdana1" style:font-size-complex="9pt"/>
    </style:style>
    <style:style style:name="T21" style:family="text">
      <style:text-properties fo:color="#222222" style:font-name="Verdana" style:text-underline-style="none" fo:font-weight="bold" fo:background-color="#fafafa" loext:char-shading-value="0" style:font-name-asian="Verdana1" style:font-weight-asian="bold" style:font-name-complex="Verdana1"/>
    </style:style>
    <style:style style:name="T22" style:family="text">
      <style:text-properties fo:color="#000000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/>
    </style:style>
    <style:style style:name="T23" style:family="text">
      <style:text-properties fo:color="#000000" fo:font-size="11pt" style:font-size-asian="11pt" style:font-size-complex="11pt"/>
    </style:style>
    <style:style style:name="T24" style:family="text">
      <style:text-properties fo:color="#000000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prg9jxws4z80"/><text:s text:c="4"/><text:span text:style-name="T1"><text:s/>Les armes de l’Imperium </text:span></text:p>
      <text:p text:style-name="P1"/>
      <text:p text:style-name="P1"/>
      <text:p text:style-name="P1"/>
      <text:p text:style-name="P1"><text:span text:style-name="T2">Armes de cavalerie et d'infanterie :</text:span></text:p>
      <text:p text:style-name="P2"/>
      <text:p text:style-name="P1"><text:span text:style-name="T3">Lances :</text:span></text:p>
      <text:p text:style-name="P3"/>
      <text:list xml:id="list4330982226496024130" text:style-name="WWNum2">
        <text:list-item>
          <text:p text:style-name="P6"><text:span text:style-name="T4">Lance en Bronze </text:span><text:span text:style-name="T5">:</text:span><text:span text:style-name="T6"> est une lance en cuivre de basse qualité, elle est utilisé par la plupart des malfrats.</text:span></text:p>
        </text:list-item>
        <text:list-item>
          <text:p text:style-name="P6"><text:span text:style-name="T9">Lance en Fer</text:span><text:span text:style-name="T6"> : est une lance en fer de basse qualité, elle est utilisé par de nombreux lanciers et bandits.</text:span></text:p>
        </text:list-item>
        <text:list-item>
          <text:p text:style-name="P6"><text:span text:style-name="T4">Lance en Métazalite</text:span><text:span text:style-name="T6"> : est une lance commune en </text:span><text:span text:style-name="T4">métazalite</text:span><text:span text:style-name="T6"> elle se trouve dans énormément de magasin.</text:span></text:p>
        </text:list-item>
        <text:list-item>
          <text:p text:style-name="P6"><text:span text:style-name="T5">L</text:span><text:span text:style-name="T4">ance en Nyeomelane</text:span><text:span text:style-name="T11">:</text:span><text:span text:style-name="T10"> </text:span><text:span text:style-name="T6">est une lance de basse qualité et commune elle reste assez solide.</text:span></text:p>
        </text:list-item>
        <text:list-item>
          <text:p text:style-name="P6"><text:span text:style-name="T4">Lance en </text:span><text:span text:style-name="T9">Olirine</text:span><text:span text:style-name="T6"> : est une lance de bonne qualité elle est résistante c’est une arme de base pour tous les lanciers et malfrats.</text:span></text:p>
        </text:list-item>
        <text:list-item>
          <text:p text:style-name="P6"><text:span text:style-name="T4">Lance en </text:span><text:span text:style-name="T9">Gismarge</text:span><text:span text:style-name="T6"> : est une lance sombre de qualité supérieur a</text:span><text:span text:style-name="T4"> l’Olirine</text:span><text:span text:style-name="T6"> elle est utilisé par les bons lanciers. </text:span></text:p>
        </text:list-item>
        <text:list-item>
          <text:p text:style-name="P6"><text:span text:style-name="T4">Lance en Acier</text:span><text:span text:style-name="T6"> : est une lance en acier faite en alliage de </text:span><text:span text:style-name="T4">Gismarge </text:span><text:span text:style-name="T6">et le </text:span><text:span text:style-name="T4">Fer</text:span><text:span text:style-name="T6">, elle est de bonne qualité.</text:span></text:p>
        </text:list-item>
        <text:list-item>
          <text:p text:style-name="P6"><text:span text:style-name="T4">Lance en </text:span><text:span text:style-name="T9">Orichalque </text:span><text:span text:style-name="T6">: est une lance en Orichalque très résistante et de très bonne qualité son prix est excessivement élevé.</text:span></text:p>
        </text:list-item>
        <text:list-item>
          <text:p text:style-name="P6"><text:span text:style-name="T4">Lance en </text:span><text:span text:style-name="T12">Scolaïte céruléenne</text:span> <text:span text:style-name="T6">: est une lance de mauvaise qualité de basse facture.</text:span></text:p>
        </text:list-item>
        <text:list-item>
          <text:p text:style-name="P6"><text:span text:style-name="T4">Lance </text:span><text:span text:style-name="T12">Andeplite</text:span> : <text:span text:style-name="T6">est une lance de qualité moyenne rarement utilisé.</text:span></text:p>
        </text:list-item>
        <text:list-item>
          <text:p text:style-name="P6"><text:span text:style-name="T4">Lance en </text:span><text:span text:style-name="T12">Vaeomium</text:span> : <text:span text:style-name="T6">est une lance noire qui fait office de très bonne lance pour un débutant.</text:span></text:p>
        </text:list-item>
      </text:list>
      <text:p text:style-name="P4"/>
      <text:list xml:id="list93507265131168" text:continue-numbering="true" text:style-name="WWNum2">
        <text:list-item>
          <text:p text:style-name="P6"><text:soft-page-break/><text:span text:style-name="T4">Lance en </text:span><text:span text:style-name="T12">Nelbdenite</text:span>: est une lance rouge noirâtre extrêmement résistante et très puissante, elle est souvent utilisé par les lanciers riche.</text:p>
        </text:list-item>
      </text:list>
      <text:p text:style-name="P4"/>
      <text:p text:style-name="P5"/>
      <text:p text:style-name="P7"><text:bookmark text:name="_rnnvvfmbwc8q"/><text:span text:style-name="T13">Épées, Sabres, &amp; Claymores :</text:span></text:p>
      <text:list xml:id="list2950036354659804860" text:style-name="WWNum3">
        <text:list-item>
          <text:p text:style-name="P12"><text:bookmark text:name="_90lbo24fjlv"/><text:span text:style-name="T14">Épées, Sabres, &amp; Claymores en Bronze</text:span><text:span text:style-name="T15"> :</text:span><text:span text:style-name="T16"> armes en Bronze de basse qualité, elles sont utilisés par la plupart des malfrats.</text:span></text:p>
        </text:list-item>
        <text:list-item>
          <text:p text:style-name="P12"><text:bookmark text:name="_jc7ajgg3drk3"/><text:span text:style-name="T14">Épées, Sabres, &amp; Claymores en Fer</text:span><text:span text:style-name="T15"> :</text:span><text:span text:style-name="T16"> armes en Fer de basse qualité, elles sont utilisés par de nombreux soldats et bandits.</text:span></text:p>
        </text:list-item>
        <text:list-item>
          <text:p text:style-name="P12"><text:bookmark text:name="_e1wqyp596l89"/><text:span text:style-name="T14">Épées, Sabres, &amp; Claymores en</text:span><text:span text:style-name="T15"> </text:span><text:span text:style-name="T14">Métazalite :</text:span><text:span text:style-name="T16"> armes en Métazalite de qualité moyenne elles se trouvent énormement en magasin.</text:span></text:p>
        </text:list-item>
        <text:list-item>
          <text:p text:style-name="P12"><text:bookmark text:name="_uzurc8frhden"/><text:span text:style-name="T14">Épées, Sabres, &amp; Claymores en</text:span><text:span text:style-name="T15"> </text:span><text:span text:style-name="T14">Nyeomelane :</text:span><text:span text:style-name="T16"> armes en Nyeomelane de basse qualité elles restent néanmoins assez solides.</text:span></text:p>
        </text:list-item>
        <text:list-item>
          <text:p text:style-name="P12"><text:bookmark text:name="_fuz16579842r"/><text:span text:style-name="T14">Épées, Sabres, &amp; Claymores en</text:span><text:span text:style-name="T15"> </text:span><text:span text:style-name="T14">Olirine :</text:span><text:span text:style-name="T16"> armes en Olirine de bonne qualité elles sont résistantes, ce sont des armes de bases pour tout soldats ou malfrats.</text:span></text:p>
        </text:list-item>
        <text:list-item>
          <text:p text:style-name="P12"><text:bookmark text:name="_vre93lg6puyx"/><text:span text:style-name="T14">Épées, Sabres, &amp; Claymores en</text:span><text:span text:style-name="T15"> </text:span><text:span text:style-name="T14">Gismarge </text:span><text:span text:style-name="T15">:</text:span><text:span text:style-name="T16"> armes en Gismarge de qualité supérieur a l’Olirine, elles sont utilisés par les bons soldats.</text:span></text:p>
        </text:list-item>
        <text:list-item>
          <text:p text:style-name="P12"><text:bookmark text:name="_rcu8w0fx6dcg"/><text:span text:style-name="T14">Épées, Sabres, &amp; Claymores en</text:span><text:span text:style-name="T15"> </text:span><text:span text:style-name="T14">Acier :</text:span><text:span text:style-name="T16"> armes en Acier faites en alliage de Gismarge et de Fer est de bonne qualité.</text:span></text:p>
        </text:list-item>
        <text:list-item>
          <text:p text:style-name="P12"><text:bookmark text:name="_sfyo22koo19a"/><text:span text:style-name="T14">Épées, Sabres, &amp; Claymores en</text:span><text:span text:style-name="T15"> </text:span><text:span text:style-name="T14">Orichalque :</text:span><text:span text:style-name="T16"> armes en Orichalque, elles sont très résistantes et de très bonne qualités, leurs prix est excessivement élevés.</text:span></text:p>
        </text:list-item>
        <text:list-item>
          <text:p text:style-name="P12"><text:bookmark text:name="_qaelnjdxukzv"/><text:span text:style-name="T14">Épées, Sabres, &amp; Claymores en</text:span><text:span text:style-name="T15"> </text:span><text:span text:style-name="T22">Scolaïte céruléenne :</text:span><text:span text:style-name="T23"> </text:span><text:span text:style-name="T24">armes en Scolaite céruléenne de mauvaise qualités et de basse facture.</text:span></text:p>
        </text:list-item>
        <text:list-item>
          <text:p text:style-name="P12"><text:bookmark text:name="_cg28pl7rl9mt"/><text:span text:style-name="T14">Épées, Sabres, &amp; Claymores en</text:span><text:span text:style-name="T15"> </text:span><text:span text:style-name="T14">Andeplite <text:s/>:</text:span><text:span text:style-name="T16"> armes en Andeplite de qualité moyenne rarement utilisé.</text:span></text:p>
        </text:list-item>
        <text:list-item>
          <text:p text:style-name="P12"><text:bookmark text:name="_bijqv4ne58mv"/><text:span text:style-name="T14">Épées, Sabres, &amp; Claymores en</text:span><text:span text:style-name="T15"> </text:span><text:span text:style-name="T14">Vaeomium:</text:span><text:span text:style-name="T16"> armes en Vaeomium, elles font offices de bonne armes pour des débutants.</text:span></text:p>
        </text:list-item>
        <text:list-item>
          <text:p text:style-name="P12"><text:bookmark text:name="_9smzephm6zx"/><text:span text:style-name="T14">Épées, Sabres, &amp; Claymores en</text:span><text:span text:style-name="T15"> </text:span><text:span text:style-name="T14">Nelbdenite:</text:span><text:span text:style-name="T16"> armes en Nelbdenite rouge noirâtre extrêmement résistante et très puissante, elles sont souvent utilisés par les riches.</text:span></text:p>
        </text:list-item>
      </text:list>
      <text:p text:style-name="P7"><text:bookmark text:name="_bxjocjxik342"/><text:span text:style-name="T13">Haches :</text:span></text:p>
      <text:list xml:id="list4029170315088364488" text:style-name="WWNum1">
        <text:list-item>
          <text:p text:style-name="P13"><text:bookmark text:name="_equqwffwju8"/><text:span text:style-name="T18">Hache en bronze :</text:span><text:span text:style-name="T16"> Hache en bronze de basse qualité, elle est utilisé par la plupart des malfrats.</text:span></text:p>
        </text:list-item>
        <text:list-item>
          <text:p text:style-name="P13"><text:bookmark text:name="_bv2n7b8xyqkq"/><text:span text:style-name="T18">Hache en fer :</text:span><text:span text:style-name="T16"> Hache en Fer de basse qualité, elle est utilisé par de nombreux soldats et bandits.</text:span></text:p>
        </text:list-item>
        <text:list-item>
          <text:p text:style-name="P13"><text:bookmark text:name="_gejmwul2amj6"/><text:span text:style-name="T18">Hache en Métazalite :</text:span><text:span text:style-name="T16"> Hache en Métazalite de qualité moyenne, elle se trouve énormement en magasin.</text:span></text:p>
        </text:list-item>
        <text:list-item>
          <text:p text:style-name="P13"><text:bookmark text:name="_2jk1iawgxgdq"/><text:span text:style-name="T18">Hache en Nyeomelane :</text:span><text:span text:style-name="T16"> Hache en Nyeomelane de basse qualité, elle reste néanmoins assez solide.</text:span></text:p>
        </text:list-item>
        <text:list-item>
          <text:p text:style-name="P13"><text:bookmark text:name="_n3dh4qf83run"/><text:soft-page-break/><text:span text:style-name="T18">Hache en Olirine :</text:span><text:span text:style-name="T16"> Hache en Olirine de bonne qualité elle est résistante, ce sont des armes de base pour tous les soldats ou malfrats.</text:span></text:p>
        </text:list-item>
        <text:list-item>
          <text:p text:style-name="P13"><text:bookmark text:name="_jn1qjs5nu753"/><text:span text:style-name="T18">Hache en Gismarge :</text:span><text:span text:style-name="T16"> Hache en Gismarge de qualité supérieur a l’Olirine, elle est utilisée par les bons soldats.</text:span></text:p>
        </text:list-item>
        <text:list-item>
          <text:p text:style-name="P13"><text:bookmark text:name="_528h1i1pkmuh"/><text:span text:style-name="T18">Hache en Acier :</text:span><text:span text:style-name="T16"> Hache en Acier faite en alliage de Gismarge et de Fer, est de bonne qualité.</text:span></text:p>
        </text:list-item>
        <text:list-item>
          <text:p text:style-name="P13"><text:bookmark text:name="_b6if5yu0nho8"/><text:span text:style-name="T18">Hache en Orichalque :</text:span><text:span text:style-name="T16"> Hache en Orichalque, elle est très résistante et de très bonne qualité, son prix est excessivement élevé.</text:span></text:p>
        </text:list-item>
        <text:list-item>
          <text:p text:style-name="P13"><text:bookmark text:name="_99nw4ydw8dzp"/><text:span text:style-name="T18">Hache en Scolaite ceruléenne :</text:span><text:span text:style-name="T16"> Hache en Scolaite céruléenne de mauvaise qualité et de basse facture.</text:span></text:p>
        </text:list-item>
        <text:list-item>
          <text:p text:style-name="P13"><text:bookmark text:name="_5k76an1jmrkq"/><text:span text:style-name="T18">Hache en Vaeomium :</text:span><text:span text:style-name="T16"> Hache en Vaeomium, elle fait office de bonne arme pour un débutant.</text:span></text:p>
        </text:list-item>
        <text:list-item>
          <text:p text:style-name="P13"><text:bookmark text:name="_uzgpdgj37guw"/><text:span text:style-name="T18">Hache en Nelbdenite :</text:span><text:span text:style-name="T16"> Hache en Nelbdenite, elle est extrêmement résistante et très puissante, elle est souvent utilisés par les riches. </text:span></text:p>
        </text:list-item>
        <text:list-item>
          <text:p text:style-name="P13"><text:bookmark text:name="_8ec4581guxs"/><text:span text:style-name="T13">Dagues :</text:span></text:p>
        </text:list-item>
        <text:list-item>
          <text:p text:style-name="P13"><text:bookmark text:name="_hs6114x77yev"/><text:span text:style-name="T14">Dague</text:span><text:span text:style-name="T18"> en bronze :</text:span><text:span text:style-name="T16"> arme en bronze de basse qualité elle sont utilisé par la plupart des roublard </text:span></text:p>
        </text:list-item>
        <text:list-item>
          <text:p text:style-name="P13"><text:bookmark text:name="_tdmvsttj9x92"/><text:span text:style-name="T14">Dague</text:span><text:span text:style-name="T18"> <text:s/>en fer :</text:span><text:span text:style-name="T16"> arme <text:s/>en fer de basse qualite elle sont utilisé par la plupart des bandit et soldat </text:span></text:p>
        </text:list-item>
        <text:list-item>
          <text:p text:style-name="P13"><text:bookmark text:name="_ne6h40vjumgf"/><text:span text:style-name="T14">Dague</text:span><text:span text:style-name="T18"> en Métazalite:</text:span><text:span text:style-name="T16"> arme de qualité moyen utilisé par la plupart des soldat trouvable facilement en magasin </text:span></text:p>
        </text:list-item>
        <text:list-item>
          <text:p text:style-name="P13"><text:bookmark text:name="_3927ikixv990"/><text:span text:style-name="T14">Dague</text:span><text:span text:style-name="T18"> en Nyeomelane:</text:span><text:span text:style-name="T16"> <text:s/>arme de basse qualité cependant cela reste assez solide </text:span></text:p>
        </text:list-item>
        <text:list-item>
          <text:p text:style-name="P13"><text:bookmark text:name="_sfr4vpqmjz88"/><text:span text:style-name="T14">Dague</text:span><text:span text:style-name="T18"> en Olirine:</text:span><text:span text:style-name="T16"> arme de bonne qualité elle est très résistant et c'est une base pour tout personne qui veut une dague </text:span></text:p>
        </text:list-item>
        <text:list-item>
          <text:p text:style-name="P13"><text:bookmark text:name="_mh56r3ppf4y4"/><text:span text:style-name="T14">Dague</text:span><text:span text:style-name="T18"> en Gismarge:</text:span><text:span text:style-name="T16"> arme de qualite superieure a l'olirine elle est utilisée par les soldat qualifié </text:span></text:p>
        </text:list-item>
        <text:list-item>
          <text:p text:style-name="P13"><text:bookmark text:name="_is4xyq7dcnzy"/><text:span text:style-name="T14">Dague</text:span><text:span text:style-name="T18"> en Acier:</text:span><text:span text:style-name="T16"> arme de fait par l’alliage du fer et du Grismarge est de bonne qualité </text:span></text:p>
        </text:list-item>
        <text:list-item>
          <text:p text:style-name="P13"><text:bookmark text:name="_m52amk9y3i8x"/><text:span text:style-name="T14">Dague</text:span><text:span text:style-name="T18"> en Orichalque :</text:span><text:span text:style-name="T20"> arme de a la très bonne résistance et de très bonne qualité mais le prix est tres eleves <text:s text:c="2"/></text:span></text:p>
        </text:list-item>
        <text:list-item>
          <text:p text:style-name="P13"><text:bookmark text:name="_wzw9n9oq127v"/><text:span text:style-name="T14">Dague</text:span><text:span text:style-name="T18"> en Scolaite ceruléenne:</text:span><text:span text:style-name="T20"> arme de mauvaise qualité et de basse facture </text:span></text:p>
        </text:list-item>
        <text:list-item>
          <text:p text:style-name="P13"><text:bookmark text:name="_6v1gc2krpnf5"/><text:span text:style-name="T14">Dague</text:span><text:span text:style-name="T18"> en Vaeomium; </text:span><text:span text:style-name="T20">arme de bonne qualité pour un débutant </text:span></text:p>
        </text:list-item>
        <text:list-item>
          <text:p text:style-name="P13"><text:bookmark text:name="_7x36cmqn5vj6"/><text:span text:style-name="T14">Dague </text:span><text:span text:style-name="T18">en Nelbdenite: </text:span><text:span text:style-name="T20">arme de très haute qualité et très résistante utilise par les riche </text:span></text:p>
        </text:list-item>
        <text:list-item>
          <text:p text:style-name="P13"><text:bookmark text:name="_ipucb05mopu2"/><text:span text:style-name="T14">Dague en</text:span><text:span text:style-name="T15"> </text:span><text:span text:style-name="T14">Andeplite: </text:span><text:span text:style-name="T16">arme de qualité moyen rarement utilisé </text:span></text:p>
        </text:list-item>
      </text:list>
      <text:p text:style-name="P8"><text:bookmark text:name="_v9htt66nty7d"/></text:p>
      <text:list xml:id="list93507943821554" text:continue-numbering="true" text:style-name="WWNum1">
        <text:list-item>
          <text:p text:style-name="P13"><text:bookmark text:name="_fpytzhj4z44l"/><text:soft-page-break/><text:span text:style-name="T13">Masses :</text:span></text:p>
        </text:list-item>
        <text:list-item>
          <text:p text:style-name="P14"><text:bookmark text:name="_gdzpk0bo603j"/><text:span text:style-name="T14">Masse en bronze :</text:span><text:span text:style-name="T16"> Masse en bronze de basse qualité, elle est utilisé par la plupart des malfrats.</text:span></text:p>
        </text:list-item>
        <text:list-item>
          <text:p text:style-name="P14"><text:bookmark text:name="_16xyui76m9ih"/><text:span text:style-name="T14">Masse en fer : </text:span><text:span text:style-name="T16"><text:s/>Masse en Fer de basse qualité, elle est utilisé par de nombreux soldats et bandits.</text:span></text:p>
        </text:list-item>
        <text:list-item>
          <text:p text:style-name="P14"><text:bookmark text:name="_duqljiu1jtid"/><text:span text:style-name="T14">Masse en </text:span><text:span text:style-name="T18">Métazalite : </text:span><text:span text:style-name="T16">Masse en Métazalite de qualité moyenne, elle se trouve énormement en magasin.</text:span></text:p>
        </text:list-item>
        <text:list-item>
          <text:p text:style-name="P14"><text:bookmark text:name="_ibpxrfgjtsl"/><text:span text:style-name="T14">Masse en </text:span><text:span text:style-name="T18">Nyeomelane :</text:span><text:span text:style-name="T16"> Masse en Nyeomelane de basse qualité, elle reste néanmoins assez solide.</text:span></text:p>
        </text:list-item>
        <text:list-item>
          <text:p text:style-name="P14"><text:bookmark text:name="_l93iuckj3pu"/><text:span text:style-name="T14">Masse en Olirine : </text:span><text:span text:style-name="T16">Masse en Olirine de bonne qualité elle est résistante, ce sont des armes de base pour tous les soldats ou malfrats.</text:span><text:span text:style-name="T14"> <text:s/></text:span></text:p>
        </text:list-item>
        <text:list-item>
          <text:p text:style-name="P14"><text:bookmark text:name="_pku0blcxjo4v"/><text:span text:style-name="T14">Masse en Gismarge : </text:span><text:span text:style-name="T16">Masse en Gismarge de qualité supérieur a l’Olirine, elle est utilisée par les bons soldats.</text:span></text:p>
        </text:list-item>
        <text:list-item>
          <text:p text:style-name="P14"><text:bookmark text:name="_hx7kzi74h1ew"/><text:span text:style-name="T14">Masse en Acier : </text:span><text:span text:style-name="T16">MAsse en Acier faite en alliage de Gismarge et de Fer, est de bonne qualité.</text:span></text:p>
        </text:list-item>
        <text:list-item>
          <text:p text:style-name="P14"><text:bookmark text:name="_1ulewiro2b28"/><text:span text:style-name="T14">Masse en Orichalque : </text:span><text:span text:style-name="T16">Masse en Orichalque, elle est très résistante et de très bonne qualité, son prix est excessivement élevé.</text:span></text:p>
        </text:list-item>
        <text:list-item>
          <text:p text:style-name="P14"><text:bookmark text:name="_dgju5gja5te3"/><text:span text:style-name="T14">Masse en Scolaite ceruléenne : </text:span><text:span text:style-name="T16">Masse en Scolaite céruléenne de mauvaise qualité et de basse facture.</text:span></text:p>
        </text:list-item>
        <text:list-item>
          <text:p text:style-name="P14"><text:bookmark text:name="_gia7px34eo0i"/><text:span text:style-name="T14">Masse en Vaeomium : </text:span><text:span text:style-name="T16">Masse en Vaeomium, elle fait office de bonne arme pour un débutant.</text:span></text:p>
        </text:list-item>
        <text:list-item>
          <text:p text:style-name="P14"><text:bookmark text:name="_z34vdxu8couk"/><text:span text:style-name="T14">Masse en Nelbdenite : </text:span><text:span text:style-name="T16">Masse en Nelbdenite, elle est extrêmement résistante et très puissante, elle est souvent utilisés par les riches.</text:span></text:p>
        </text:list-item>
      </text:list>
      <text:p text:style-name="P9"><text:bookmark text:name="_x1kf4jxni5q6"/></text:p>
      <text:p text:style-name="P10"><text:bookmark text:name="_w4h4orlaohd3"/></text:p>
      <text:list xml:id="list93506765767266" text:continue-numbering="true" text:style-name="WWNum1">
        <text:list-item>
          <text:p text:style-name="P13"><text:bookmark text:name="_1708jshgy3oa"/><text:span text:style-name="T13">Glaives :</text:span></text:p>
        </text:list-item>
        <text:list-item>
          <text:p text:style-name="P13"><text:bookmark text:name="_q6bjgbk6npu3"/><text:span text:style-name="T14">Glaive en Bronze :</text:span><text:span text:style-name="T16"> Glaive en bronze de basse qualité, elle est utilisé par la plupart des malfrats.</text:span></text:p>
        </text:list-item>
        <text:list-item>
          <text:p text:style-name="P13"><text:bookmark text:name="_yjrp92kcibhn"/><text:span text:style-name="T14">Glaive en Fer : </text:span><text:span text:style-name="T16"><text:s/>Glaive en Fer de basse qualité, elle est utilisé par de nombreux soldats et bandits.</text:span></text:p>
        </text:list-item>
        <text:list-item>
          <text:p text:style-name="P13"><text:bookmark text:name="_1stnyrs0lbqw"/><text:span text:style-name="T14">Glaive en Nétazalite :</text:span><text:span text:style-name="T16"> Glaive en Nétazalite de qualité moyenne, elle se trouve énormement en magasin.</text:span></text:p>
        </text:list-item>
        <text:list-item>
          <text:p text:style-name="P13"><text:bookmark text:name="_s8th3r4qi7w5"/><text:span text:style-name="T14">Glaive en Nyeomelane</text:span><text:span text:style-name="T16"> Glaive en Nyeomelane de basse qualité, elle reste néanmoins assez solide.</text:span></text:p>
        </text:list-item>
        <text:list-item>
          <text:p text:style-name="P13"><text:bookmark text:name="_o2ivzr4o4o1"/><text:span text:style-name="T14">Glaive en Oriline :</text:span><text:span text:style-name="T16"> Glaive en Olirine de bonne qualité elle est résistante, ce sont des armes de base pour tous les soldats ou malfrats.</text:span><text:span text:style-name="T14"> <text:s/></text:span></text:p>
        </text:list-item>
        <text:list-item>
          <text:p text:style-name="P13"><text:bookmark text:name="_8su6xms9r0q6"/><text:span text:style-name="T14">Glaive en Gismarge :</text:span><text:span text:style-name="T16"> Glaive en Gismarge de qualité supérieur a l’Olirine, elle est utilisée par les bons soldats.</text:span></text:p>
        </text:list-item>
        <text:list-item>
          <text:p text:style-name="P13"><text:bookmark text:name="_lyeto33o9ko2"/><text:soft-page-break/><text:span text:style-name="T14">Glaive en Acier :</text:span><text:span text:style-name="T16"> Glaive en Acier faite en alliage de Gismarge et de Fer, est de bonne qualité.</text:span></text:p>
        </text:list-item>
        <text:list-item>
          <text:p text:style-name="P13"><text:bookmark text:name="_v6318nvz9i35"/><text:span text:style-name="T14">Glaive en Orichalque :</text:span><text:span text:style-name="T16"> Glaive en Orichalque, elle est très résistante et de très bonne qualité, son prix est excessivement élevé.</text:span></text:p>
        </text:list-item>
        <text:list-item>
          <text:p text:style-name="P13"><text:bookmark text:name="_3mmp18c3fara"/><text:span text:style-name="T14">Glaive en Scolaite :</text:span><text:span text:style-name="T16"> Glaive en Scolaite céruléenne de mauvaise qualité et de basse facture.</text:span></text:p>
        </text:list-item>
      </text:list>
      <text:p text:style-name="P8"><text:bookmark text:name="_1wwr236bv5f7"/></text:p>
      <text:p text:style-name="P10"><text:bookmark text:name="_6vr9wwl1tnqv"/></text:p>
      <text:p text:style-name="P1"/>
      <text:p text:style-name="P1"/>
      <text:p text:style-name="P1"/>
      <text:list xml:id="list93507453124212" text:continue-numbering="true" text:style-name="WWNum1">
        <text:list-item>
          <text:p text:style-name="P13"><text:bookmark text:name="_bj67j8kknjjw"/><text:span text:style-name="T13">Javelots :</text:span></text:p>
        </text:list-item>
        <text:list-item>
          <text:p text:style-name="P13"><text:bookmark text:name="_84esncwqk2m1"/><text:span text:style-name="T14">Javelot en Bronze :</text:span><text:span text:style-name="T16"> Javelot en bronze de basse qualité, elle est utilisé par la plupart des malfrats.</text:span></text:p>
        </text:list-item>
        <text:list-item>
          <text:p text:style-name="P13"><text:bookmark text:name="_s5rtb3460eoo"/><text:span text:style-name="T14">Javelot en Fer :</text:span><text:span text:style-name="T16"> Javelot en Fer de basse qualité, elle est utilisé par de nombreux soldats et bandits.</text:span></text:p>
        </text:list-item>
        <text:list-item>
          <text:p text:style-name="P13"><text:bookmark text:name="_w7li8duj7qge"/><text:span text:style-name="T14">Javelot en Métazalite :</text:span><text:span text:style-name="T16"> Javelot en Métazalite de qualité moyenne, elle se trouve énormement en magasin.</text:span></text:p>
        </text:list-item>
        <text:list-item>
          <text:p text:style-name="P13"><text:bookmark text:name="_mz674psf2a2s"/><text:span text:style-name="T14">Javelot en Nyeomelane :</text:span><text:span text:style-name="T16"> Javelot en Nyeomelane de basse qualité, elle reste néanmoins assez solide.</text:span></text:p>
        </text:list-item>
        <text:list-item>
          <text:p text:style-name="P13"><text:bookmark text:name="_actle5xhelyd"/><text:span text:style-name="T14">Javelot en Oriline : </text:span><text:span text:style-name="T16"><text:s/>Javelot en Olirine de bonne qualité elle est résistante, ce sont des armes de base pour tous les soldats ou malfrats.</text:span></text:p>
        </text:list-item>
        <text:list-item>
          <text:p text:style-name="P13"><text:bookmark text:name="_vml9ih40j8ku"/><text:span text:style-name="T14">Javelot en Gismarge :</text:span><text:span text:style-name="T16"> Javelot en Gismarge de qualité supérieur a l’Olirine, elle est utilisée par les bons soldats.</text:span></text:p>
        </text:list-item>
        <text:list-item>
          <text:p text:style-name="P13"><text:bookmark text:name="_30z7oleqjf1f"/><text:span text:style-name="T14">Javelot en Acier :</text:span><text:span text:style-name="T16"> Javelot en Acier faite en alliage de Gismarge et de Fer, est de bonne qualité.</text:span></text:p>
        </text:list-item>
        <text:list-item>
          <text:p text:style-name="P13"><text:bookmark text:name="_z1r61synm1gh"/><text:span text:style-name="T14">Javelot en Orichalque :</text:span><text:span text:style-name="T16"> Javelot en Orichalque, elle est très résistante et de très bonne qualité, son prix est excessivement élevé.</text:span></text:p>
        </text:list-item>
        <text:list-item>
          <text:p text:style-name="P13"><text:bookmark text:name="_m5ti08zfavqb"/><text:span text:style-name="T14">Javelot en Scotalite :</text:span><text:span text:style-name="T16"> Javelot en Scolaite céruléenne de mauvaise qualité et de basse facture.</text:span></text:p>
        </text:list-item>
      </text:list>
      <text:p text:style-name="P10"><text:bookmark text:name="_xsnvri3dgod7"/></text:p>
      <text:list xml:id="list93508230362851" text:continue-numbering="true" text:style-name="WWNum1">
        <text:list-item>
          <text:p text:style-name="P13"><text:bookmark text:name="_ailjue44pjv8"/><text:span text:style-name="T13">Arcs :</text:span></text:p>
        </text:list-item>
        <text:list-item>
          <text:p text:style-name="P13"><text:bookmark text:name="_wzbuun796vuc"/><text:span text:style-name="T14">Arc en Bois : </text:span><text:span text:style-name="T16">est un arc tout ce qu’il y a de plus basique il est utilisé pour la chasse et l’entraînement..</text:span></text:p>
        </text:list-item>
        <text:list-item>
          <text:p text:style-name="P13"><text:bookmark text:name="_y5njj0t8g4jd"/><text:soft-page-break/><text:span text:style-name="T14">Arc en Cuivre :</text:span><text:span text:style-name="T16"> est un arc basique de couleure marron, il est utilisé pour la chasse et l’entraînement.</text:span></text:p>
        </text:list-item>
        <text:list-item>
          <text:p text:style-name="P13"><text:bookmark text:name="_l3rzgnh5nln"/><text:span text:style-name="T14">Arc en Fer :</text:span><text:span text:style-name="T16"> est un arc utilisé par les royaumes pour leurs archers, il est plutôt résistant.</text:span></text:p>
        </text:list-item>
        <text:list-item>
          <text:p text:style-name="P13"><text:bookmark text:name="_frwv3ss0n8ln"/><text:span text:style-name="T14">Arc en Nyeomelane : </text:span><text:span text:style-name="T16">est un arc bleu, assez solide et est lui aussi utilisé pour les archers des royaumes.</text:span></text:p>
        </text:list-item>
        <text:list-item>
          <text:p text:style-name="P13"><text:bookmark text:name="_19nejabkrgoz"/><text:span text:style-name="T14">Arc en Oriline : </text:span><text:span text:style-name="T16">est un arc orange surtout utilisé par les malfrats.</text:span></text:p>
        </text:list-item>
        <text:list-item>
          <text:p text:style-name="P13"><text:bookmark text:name="_z7t25kcn4fmj"/><text:span text:style-name="T14">Arc en Albamyte : </text:span><text:span text:style-name="T16">est un arc très rare et puissant, il est d’une qualitée inégalable. Il est extrêmement cher, seul les nobles et les royaumes peuvent se l’offrir.</text:span></text:p>
        </text:list-item>
      </text:list>
      <text:p text:style-name="P10"><text:bookmark text:name="_96asqoydljnk"/></text:p>
      <text:list xml:id="list93506778615529" text:continue-numbering="true" text:style-name="WWNum1">
        <text:list-item>
          <text:p text:style-name="P13"><text:bookmark text:name="_hh3cn7dyrnug"/><text:span text:style-name="T13">Arbalètes :</text:span></text:p>
        </text:list-item>
        <text:list-item>
          <text:p text:style-name="P13"><text:bookmark text:name="_i5grlpehbyk3"/><text:span text:style-name="T14">Arbalète en bois :</text:span><text:span text:style-name="T16">est une arbalète <text:s/>tout ce qu’il y a de plus basique il est utilisé pour la chasse et l’entraînement..</text:span></text:p>
        </text:list-item>
        <text:list-item>
          <text:p text:style-name="P13"><text:bookmark text:name="_gseastt9essd"/><text:span text:style-name="T18">Arbalète : en fer </text:span><text:span text:style-name="T16">est une arbalète utilisé par les royaumes pour leurs archers, il est plutôt résistant.</text:span></text:p>
        </text:list-item>
        <text:list-item>
          <text:p text:style-name="P13"><text:bookmark text:name="_vk2yx49ao73w"/><text:span text:style-name="T18">Arbalète: en oriline </text:span><text:span text:style-name="T16">arme utilisée par les malfrat </text:span></text:p>
        </text:list-item>
        <text:list-item>
          <text:p text:style-name="P13"><text:bookmark text:name="_wbo8qiw60kit"/><text:span text:style-name="T14">Arbalète:</text:span><text:span text:style-name="T16"> </text:span><text:span text:style-name="T14">en Nyeomelane : </text:span><text:span text:style-name="T16">est une arbalète <text:s/>bleu, assez solide et est lui aussi utilisé pour les archers des royaumes.</text:span></text:p>
        </text:list-item>
        <text:list-item>
          <text:p text:style-name="P13"><text:bookmark text:name="_3558fv2nxwgh"/><text:span text:style-name="T14">Arbalète : en Albamyte : </text:span><text:span text:style-name="T16">est une arbalète très rare et puissant, il est d’une qualitée inégalable. Il est extrêmement cher, seul les nobles et les royaumes peuvent se l’offrir.</text:span></text:p>
        </text:list-item>
        <text:list-item>
          <text:p text:style-name="P13"><text:bookmark text:name="_lpob7tqfut99"/><text:span text:style-name="T14">Arbalète en Nelbdenite: </text:span><text:span text:style-name="T16">est une <text:s/>arbalète <text:s/>de tres haute qualiter est très résistance elle est utilisée par les grand soldat ou les riche de par son prix très élevés </text:span></text:p>
        </text:list-item>
      </text:list>
      <text:p text:style-name="P10"><text:bookmark text:name="_954mc46p4ooo"/></text:p>
      <text:p text:style-name="P1"/>
      <text:p text:style-name="P1"/>
      <text:list xml:id="list93507851703248" text:continue-numbering="true" text:style-name="WWNum1">
        <text:list-item>
          <text:p text:style-name="P13"><text:bookmark text:name="_63yrvcx4ttrd"/><text:span text:style-name="T13">Boucliers :</text:span></text:p>
        </text:list-item>
        <text:list-item>
          <text:p text:style-name="P13"><text:bookmark text:name="_8mjc5dl81myr"/><text:span text:style-name="T14">Bouclier :</text:span><text:span text:style-name="T16"> Bouclier en bois peu robuste.</text:span></text:p>
        </text:list-item>
        <text:list-item>
          <text:p text:style-name="P13"><text:bookmark text:name="_65ezfcg9bc2f"/><text:span text:style-name="T14">Bouclier :</text:span><text:span text:style-name="T16"> Bouclier en Fer assez robuste de mauvaise qualité.</text:span></text:p>
        </text:list-item>
        <text:list-item>
          <text:p text:style-name="P13"><text:bookmark text:name="_6dyszrkrgpk"/><text:span text:style-name="T14">Bouclier :</text:span><text:span text:style-name="T16"> Bouclier en Acier robuste de bonne qualité.</text:span></text:p>
        </text:list-item>
        <text:list-item>
          <text:p text:style-name="P13"><text:bookmark text:name="_v0qz771x1en8"/><text:span text:style-name="T14">Bouclier :</text:span><text:span text:style-name="T16"> Bouclier en Orichalque très robuste et de très bonne qualité.</text:span></text:p>
        </text:list-item>
        <text:list-item>
          <text:p text:style-name="P13"><text:bookmark text:name="_8jfjssapu429"/><text:soft-page-break/><text:span text:style-name="T14">Bouclier :</text:span><text:span text:style-name="T16"> Bouclier en Andeplite de robustesse moyenne.</text:span></text:p>
        </text:list-item>
        <text:list-item>
          <text:p text:style-name="P13"><text:bookmark text:name="_9qzq6lmj22s8"/><text:span text:style-name="T14">Bouclier :</text:span><text:span text:style-name="T16"> Bouclier en Oriline assez robuste de bonne qualité.</text:span></text:p>
        </text:list-item>
        <text:list-item>
          <text:p text:style-name="P13"><text:bookmark text:name="_wj42j9qk1fpe"/><text:span text:style-name="T14">Bouclier :</text:span><text:span text:style-name="T16"> Bouclier en Nelbdenite très robuste et avec un prix élevé.</text:span></text:p>
        </text:list-item>
      </text:list>
      <text:p text:style-name="P10"><text:bookmark text:name="_dn0quiblrrlp"/></text:p>
      <text:list xml:id="list93507327786964" text:continue-numbering="true" text:style-name="WWNum1">
        <text:list-item>
          <text:p text:style-name="P13"><text:bookmark text:name="_tt63y5l1fsfx"/><text:span text:style-name="T13">Flèches des Balistes :</text:span></text:p>
        </text:list-item>
        <text:list-item>
          <text:p text:style-name="P13"><text:bookmark text:name="_okkoyawp1cbb"/><text:span text:style-name="T14">Flèche de Baliste :</text:span><text:span text:style-name="T16"> Flèches de baliste en Bronze de qualité médiocre très peu utilisés.</text:span></text:p>
        </text:list-item>
        <text:list-item>
          <text:p text:style-name="P13"><text:bookmark text:name="_i3svd9j1626v"/><text:span text:style-name="T14">Flèche de Baliste :</text:span><text:span text:style-name="T16"> Flèches de baliste en Fer de mauvaise qualité souvent utilisé a cause de leurs abondances.</text:span></text:p>
        </text:list-item>
        <text:list-item>
          <text:p text:style-name="P13"><text:bookmark text:name="_5gep0zck56yn"/><text:span text:style-name="T14">Flèche de Baliste :</text:span><text:span text:style-name="T16"> Flèches de baliste en Métazalite de basse qualité très souvent utilisés au vu de son abondance et son prix très bas.</text:span></text:p>
        </text:list-item>
        <text:list-item>
          <text:p text:style-name="P13"><text:bookmark text:name="_vfq8l3uvyjbk"/><text:span text:style-name="T14">Flèche de Baliste :</text:span><text:span text:style-name="T16"> Flèches de baliste en Nyeomelane assez solide et de basse qualité.</text:span></text:p>
        </text:list-item>
        <text:list-item>
          <text:p text:style-name="P13"><text:bookmark text:name="_551fkmy3qk5v"/><text:span text:style-name="T14">Flèche de Baliste :</text:span><text:span text:style-name="T16"> Flèches de baliste en Olirine de bonne qualité souvent utilisés en sièges au vu de son abondance.</text:span></text:p>
        </text:list-item>
        <text:list-item>
          <text:p text:style-name="P13"><text:bookmark text:name="_vmnpsklcthxn"/><text:span text:style-name="T14">Flèche de Baliste :</text:span><text:span text:style-name="T16"> Flèches de baliste en Gismarge de meilleur qualité que l’Olirine mais rarement utilisé.</text:span></text:p>
        </text:list-item>
        <text:list-item>
          <text:p text:style-name="P13"><text:bookmark text:name="_ksdvzut1n07g"/><text:span text:style-name="T14">Flèche de Baliste :</text:span><text:span text:style-name="T16"> Flèches de baliste en acier qui est un alliage de Gismarge et de Fer souvent utilisé au vu de sa robustesse et sa puissance.</text:span></text:p>
        </text:list-item>
        <text:list-item>
          <text:p text:style-name="P13"><text:bookmark text:name="_9skbmyfgl71h"/><text:span text:style-name="T14">Flèche de Baliste :</text:span><text:span text:style-name="T16"> Flèches de baliste en Orichalque très rarement utilisé et très puissante, elle sont excessivement cher et donc ne sont presque jamais utilisé.</text:span></text:p>
        </text:list-item>
        <text:list-item>
          <text:p text:style-name="P13"><text:bookmark text:name="_l6ywuddsiuu5"/><text:span text:style-name="T14">Flèche de Baliste :</text:span><text:span text:style-name="T16"> Flèches de baliste en Scolaite céruléenne de basse qualité très peu utilisées car elles sont innefficace.</text:span></text:p>
        </text:list-item>
        <text:list-item>
          <text:p text:style-name="P13"><text:bookmark text:name="_oh324me9ib5v"/><text:span text:style-name="T14">Flèche de Baliste :</text:span><text:span text:style-name="T16"> Flèches de baliste en Vaeomium quasiment jamais utilisée car elle sont pour les débutants.</text:span></text:p>
        </text:list-item>
        <text:list-item>
          <text:p text:style-name="P13"><text:bookmark text:name="_bl9p0x8uiov1"/><text:span text:style-name="T14">Flèche de Baliste :</text:span><text:span text:style-name="T16"> Flèches de baliste en Nelbdenite rarement utilisé au vu de sa rareté et son prix.</text:span></text:p>
        </text:list-item>
        <text:list-item>
          <text:p text:style-name="P13"><text:bookmark text:name="_gkj0xm4ae0o4"/><text:span text:style-name="T14">Flèche de Baliste :</text:span><text:span text:style-name="T16"> Flèches de baliste magique en Albamyte quasiment jamais utilisée au vu de leur rareté et leur prix.</text:span></text:p>
        </text:list-item>
      </text:list>
      <text:p text:style-name="P10"><text:bookmark text:name="_m5zpw17gbi0d"/></text:p>
      <text:list xml:id="list93507527375800" text:continue-numbering="true" text:style-name="WWNum1">
        <text:list-item>
          <text:p text:style-name="P13"><text:bookmark text:name="_6o2c3eygbzv"/><text:span text:style-name="T13">Catapultes &amp; Trébuchets :</text:span></text:p>
        </text:list-item>
        <text:list-item>
          <text:p text:style-name="P13"><text:bookmark text:name="_v70lk1g45hgj"/><text:span text:style-name="T14">Catapultes &amp; Trébuchets :</text:span><text:span text:style-name="T16"> Catapultes &amp; Trébuchets fait de matériaux initiales, engins de siège basique.</text:span></text:p>
        </text:list-item>
        <text:list-item>
          <text:p text:style-name="P13"><text:bookmark text:name="_7h1nrvtp8ka8"/><text:span text:style-name="T14">Catapultes &amp; Trébuchets :</text:span><text:span text:style-name="T16"> Catapultes &amp; Trébuchets magique en Albamyte très rarement utilisés vu que L’albamyte est très rare.</text:span></text:p>
        </text:list-item>
      </text:list>
      <text:p text:style-name="P1"><text:soft-page-break/></text:p>
      <text:list xml:id="list93508294306254" text:continue-numbering="true" text:style-name="WWNum1">
        <text:list-item>
          <text:p text:style-name="P13"><text:bookmark text:name="_jkr8rp4urzkn"/><text:span text:style-name="T13">Bélier :</text:span></text:p>
        </text:list-item>
        <text:list-item>
          <text:p text:style-name="P13"><text:bookmark text:name="_j2wx7411w8ao"/><text:span text:style-name="T14">Bélier :</text:span><text:span text:style-name="T16"> Bélier fait des matériaux initiales, engin de siège basique.</text:span></text:p>
        </text:list-item>
        <text:list-item>
          <text:p text:style-name="P13"><text:bookmark text:name="_cw69almwivcl"/><text:span text:style-name="T14">Bélier :</text:span><text:span text:style-name="T16"> Bélier magique fait en Albamyte très rarement utilisés vu que l’Albamyte est très rare.</text:span></text:p>
        </text:list-item>
      </text:list>
      <text:p text:style-name="P11"><text:bookmark text:name="_gayb20m5nmhm"/></text:p>
      <text:p text:style-name="P1"/>
      <text:p text:style-name="P1"/>
      <text:p text:style-name="P1"/>
      <text:p text:style-name="P7"><text:bookmark text:name="_64d2jvlxfghq"/></text:p>
      <text:p text:style-name="P7"><text:bookmark text:name="_5vfp4lh074bb"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Verdana" fo:font-family="Verdana" style:font-family-generic="roman" style:font-pitch="variable" fo:font-size="9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Verdana" fo:font-family="Verdana" style:font-family-generic="roman" style:font-pitch="variable" fo:font-size="9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26" meta:word-count="2193" meta:character-count="12100" meta:non-whitespace-character-count="10115"/>
    <meta:generator>LibreOfficeDev/5.1.0.3$Linux_X86_64 LibreOffice_project/</meta:generator>
  </office:meta>
</office:document-meta>
</file>